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731cm" style:use-optimal-column-width="true" fo:break-before="auto"/>
    </style:style>
    <style:style style:family="table-column" style:name="co3">
      <style:table-column-properties style:column-width="14.9cm" style:use-optimal-column-width="true" fo:break-before="auto"/>
    </style:style>
    <style:style style:family="table-column" style:name="co4">
      <style:table-column-properties style:column-width="2.805cm" style:use-optimal-column-width="true" fo:break-before="auto"/>
    </style:style>
    <style:style style:family="table-column" style:name="co5">
      <style:table-column-properties style:column-width="2.567cm" style:use-optimal-column-width="true" fo:break-before="auto"/>
    </style:style>
    <style:style style:family="table-column" style:name="co6">
      <style:table-column-properties style:column-width="6.403cm" style:use-optimal-column-width="tru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</office:automatic-styles>
  <office:body>
    <office:spreadsheet>
      <table:table table:name="Catequizado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1" table:default-cell-style-name="Normal"/>
        <table:table-column table:style-name="co5" table:default-cell-style-name="Normal"/>
        <table:table-column table:style-name="co6" table:default-cell-style-name="Normal"/>
        <table:table-column table:number-columns-repeated="1018" table:style-name="co1" table:default-cell-style-name="Normal"/>
        <table:table-row table:style-name="ro2">
          <table:table-cell office:value-type="string">
            <text:p>NOMBRE</text:p>
          </table:table-cell>
          <table:table-cell office:value-type="string">
            <text:p>DESCRIPCIÓN</text:p>
          </table:table-cell>
          <table:table-cell office:value-type="string">
            <text:p>TIPO_DE_DATO</text:p>
          </table:table-cell>
          <table:table-cell office:value-type="string">
            <text:p>NULO</text:p>
          </table:table-cell>
          <table:table-cell office:value-type="string">
            <text:p>TIPO_LLAVE</text:p>
          </table:table-cell>
          <table:table-cell office:value-type="string">
            <text:p>EJEMPLO</text:p>
          </table:table-cell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Número único que identifica a un registro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string">
            <text:p>primaria</text:p>
          </table:table-cell>
          <table:table-cell office:value-type="string">
            <text:p>admite números enteros sin repetición</text:p>
          </table:table-cell>
          <table:table-cell table:number-columns-repeated="1024"/>
        </table:table-row>
        <table:table-row table:style-name="ro4">
          <table:table-cell office:value-type="string">
            <text:p>nombres</text:p>
          </table:table-cell>
          <table:table-cell office:value-type="string">
            <text:p>Nombres del catequizado (agregar segundo nombre si aplica)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/>
          <table:table-cell office:value-type="string">
            <text:p>Admite textos entre 1 a 30 caracteres</text:p>
          </table:table-cell>
          <table:table-cell table:number-columns-repeated="1024"/>
        </table:table-row>
        <table:table-row table:style-name="ro5">
          <table:table-cell office:value-type="string">
            <text:p>apellidos</text:p>
          </table:table-cell>
          <table:table-cell office:value-type="string">
            <text:p>Apellidos del catequizad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6">
          <table:table-cell office:value-type="string">
            <text:p>identificacion</text:p>
          </table:table-cell>
          <table:table-cell office:value-type="string">
            <text:p>Número de documento perteneciente al catequizado reconocido por el estado de Colombia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office:value-type="string">
            <text:p>secundaria</text:p>
          </table:table-cell>
          <table:table-cell table:number-columns-repeated="1024"/>
        </table:table-row>
        <table:table-row table:style-name="ro7">
          <table:table-cell office:value-type="string">
            <text:p>fecha_nacimiento</text:p>
          </table:table-cell>
          <table:table-cell office:value-type="string">
            <text:p>Fecha de Nacimiento del catequizado</text:p>
          </table:table-cell>
          <table:table-cell office:value-type="string">
            <text:p>fecha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8">
          <table:table-cell office:value-type="string">
            <text:p>edad</text:p>
          </table:table-cell>
          <table:table-cell office:value-type="string">
            <text:p>Edad del catequizado<text:s text:c="2"/>a fecha de registro/inscripción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9">
          <table:table-cell office:value-type="string">
            <text:p>direccion</text:p>
          </table:table-cell>
          <table:table-cell office:value-type="string">
            <text:p>Dirección donde reside el catequizad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10">
          <table:table-cell office:value-type="string">
            <text:p>colegio</text:p>
          </table:table-cell>
          <table:table-cell office:value-type="string">
            <text:p>Nombre del colegio donde estudia el catequizad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11">
          <table:table-cell office:value-type="string">
            <text:p>telefono_fijo</text:p>
          </table:table-cell>
          <table:table-cell office:value-type="string">
            <text:p>Número del télefono fijo donde localizar al catequizado</text:p>
          </table:table-cell>
          <table:table-cell office:value-type="string">
            <text:p>texto</text:p>
          </table:table-cell>
          <table:table-cell table:number-columns-repeated="1024"/>
        </table:table-row>
        <table:table-row table:style-name="ro12">
          <table:table-cell office:value-type="string">
            <text:p>celular</text:p>
          </table:table-cell>
          <table:table-cell office:value-type="string">
            <text:p>Número de celular donde se pueda localizar al catequizado</text:p>
          </table:table-cell>
          <table:table-cell office:value-type="string">
            <text:p>texto</text:p>
          </table:table-cell>
          <table:table-cell table:number-columns-repeated="1024"/>
        </table:table-row>
        <table:table-row table:style-name="ro13">
          <table:table-cell office:value-type="string">
            <text:p>grado</text:p>
          </table:table-cell>
          <table:table-cell office:value-type="string">
            <text:p>Grado cursado en el colegio por el catequizado al momento del registr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14">
          <table:table-cell office:value-type="string">
            <text:p>eps_codigo</text:p>
          </table:table-cell>
          <table:table-cell office:value-type="string">
            <text:p>Eps en la cual está registrado el afiliado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15">
          <table:table-cell office:value-type="string">
            <text:p>alergias</text:p>
          </table:table-cell>
          <table:table-cell office:value-type="string">
            <text:p>Nombre de alergias que tiene el catequizado, si aplica</text:p>
          </table:table-cell>
          <table:table-cell office:value-type="string">
            <text:p>texto</text:p>
          </table:table-cell>
          <table:table-cell table:number-columns-repeated="1024"/>
        </table:table-row>
        <table:table-row table:style-name="ro16">
          <table:table-cell office:value-type="string">
            <text:p>es_bautizado</text:p>
          </table:table-cell>
          <table:table-cell office:value-type="string">
            <text:p>¿Ha sido el catequizado bautizado previamente?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  <table:table-cell table:number-columns-repeated="1024"/>
        </table:table-row>
        <table:table-row table:style-name="ro17">
          <table:table-cell table:number-columns-repeated="1024"/>
        </table:table-row>
        <table:table-row table:number-rows-repeated="4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